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1f4e79"/>
    </style:style>
    <style:style style:name="P2" style:family="paragraph" style:parent-style-name="Standard">
      <style:text-properties fo:color="#1f4e79" style:font-name="Calibri Light" fo:font-size="12pt" fo:font-weight="bold" style:font-size-asian="12pt" style:font-weight-asian="bold" style:font-size-complex="12pt"/>
    </style:style>
    <style:style style:name="P3" style:family="paragraph" style:parent-style-name="Standard">
      <style:text-properties fo:color="#1f4e79" fo:language="is" fo:country="IS"/>
    </style:style>
    <style:style style:name="P4" style:family="paragraph" style:parent-style-name="Standard">
      <style:paragraph-properties>
        <style:tab-stops>
          <style:tab-stop style:position="3.011in" style:type="center"/>
        </style:tab-stops>
      </style:paragraph-properties>
      <style:text-properties fo:color="#1f4e79"/>
    </style:style>
    <style:style style:name="P5" style:family="paragraph" style:parent-style-name="Standard">
      <style:text-properties fo:language="is" fo:country="IS"/>
    </style:style>
    <style:style style:name="P6" style:family="paragraph" style:parent-style-name="Standard">
      <style:text-properties fo:font-style="italic" style:font-style-asian="italic"/>
    </style:style>
    <style:style style:name="P7" style:family="paragraph" style:parent-style-name="Standard">
      <style:paragraph-properties fo:margin-left="0in" fo:margin-right="-0.0354in" fo:text-indent="0in" style:auto-text-indent="false">
        <style:tab-stops>
          <style:tab-stop style:position="5.7728in"/>
        </style:tab-stops>
      </style:paragraph-properties>
    </style:style>
    <style:style style:name="P8" style:family="paragraph" style:parent-style-name="Standard">
      <style:paragraph-properties fo:text-align="center" style:justify-single-word="false"/>
      <style:text-properties fo:color="#1f4e79" style:font-name="Calibri Light" fo:font-size="16pt" fo:font-weight="bold" style:font-size-asian="16pt" style:font-weight-asian="bold" style:font-size-complex="12pt"/>
    </style:style>
    <style:style style:name="P9" style:family="paragraph" style:parent-style-name="Standard">
      <style:text-properties fo:color="#1f4e79" style:font-name="Calibri Light" fo:font-size="12pt" fo:font-weight="bold" style:font-size-asian="12pt" style:font-weight-asian="bold" style:font-size-complex="12pt"/>
    </style:style>
    <style:style style:name="P10" style:family="paragraph" style:parent-style-name="Standard">
      <style:text-properties fo:color="#1f4e79" style:font-name="Calibri Light" fo:font-size="12pt" fo:font-weight="bold" style:font-size-asian="12pt" style:font-weight-asian="bold" style:font-size-complex="13pt"/>
    </style:style>
    <style:style style:name="P11" style:family="paragraph" style:parent-style-name="Standard">
      <style:paragraph-properties fo:text-align="center" style:justify-single-word="false"/>
      <style:text-properties fo:color="#1f4e79" fo:font-size="12pt" fo:language="is" fo:country="IS" fo:font-weight="bold" style:font-size-asian="12pt" style:font-weight-asian="bold"/>
    </style:style>
    <style:style style:name="P12" style:family="paragraph" style:parent-style-name="Standard">
      <style:text-properties fo:color="#1f4e79" fo:language="is" fo:country="IS"/>
    </style:style>
    <style:style style:name="P13" style:family="paragraph" style:parent-style-name="Standard">
      <style:text-properties fo:font-style="italic" style:font-style-asian="italic"/>
    </style:style>
    <style:style style:name="P14" style:family="paragraph" style:parent-style-name="Standard">
      <style:text-properties fo:font-style="italic" style:text-underline-style="solid" style:text-underline-width="auto" style:text-underline-color="font-color" style:font-style-asian="italic"/>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style:text-underline-style="none" style:font-style-asian="normal" style:font-style-complex="normal"/>
    </style:style>
    <style:style style:name="P17" style:family="paragraph" style:parent-style-name="Standard">
      <style:paragraph-properties fo:margin-left="0in" fo:margin-right="-0.0354in" fo:text-indent="0in" style:auto-text-indent="false">
        <style:tab-stops>
          <style:tab-stop style:position="5.7728in"/>
        </style:tab-stops>
      </style:paragraph-properties>
      <style:text-properties fo:color="#1f4e79" style:font-name="Calibri Light" fo:font-size="12pt" fo:font-weight="bold" style:font-size-asian="12pt" style:font-weight-asian="bold" style:font-size-complex="13pt"/>
    </style:style>
    <style:style style:name="P18" style:family="paragraph" style:parent-style-name="Heading_20_1" style:list-style-name="">
      <style:text-properties fo:font-size="18pt" style:font-size-asian="18pt"/>
    </style:style>
    <style:style style:name="P19" style:family="paragraph" style:parent-style-name="Heading_20_2">
      <style:text-properties fo:color="#1f4e79" fo:font-size="14pt" fo:font-weight="bold" style:font-size-asian="14pt" style:font-weight-asian="bold"/>
    </style:style>
    <style:style style:name="P20" style:family="paragraph" style:parent-style-name="Heading_20_2">
      <style:text-properties fo:color="#1f4e79" fo:language="is" fo:country="IS"/>
    </style:style>
    <style:style style:name="P21" style:family="paragraph" style:parent-style-name="Heading_20_2">
      <style:text-properties fo:font-size="18pt" fo:font-weight="bold" style:font-size-asian="18pt" style:font-weight-asian="bold" style:font-size-complex="18pt" style:font-weight-complex="bold"/>
    </style:style>
    <style:style style:name="P22" style:family="paragraph" style:parent-style-name="Heading_20_2" style:master-page-name="Standard">
      <style:paragraph-properties style:page-number="auto"/>
    </style:style>
    <style:style style:name="T1" style:family="text">
      <style:text-properties fo:color="#1f4e79" fo:font-size="16pt" fo:language="is" fo:country="IS" fo:font-weight="bold" style:font-size-asian="16pt" style:font-weight-asian="bold"/>
    </style:style>
    <style:style style:name="T2" style:family="text">
      <style:text-properties fo:color="#1f4e79" fo:font-weight="bold" style:font-weight-asian="bold"/>
    </style:style>
    <style:style style:name="T3" style:family="text">
      <style:text-properties fo:color="#1f4e79" fo:font-size="14pt" fo:font-weight="bold" style:font-size-asian="14pt" style:font-weight-asian="bold"/>
    </style:style>
    <style:style style:name="T4" style:family="text">
      <style:text-properties fo:color="#1f4e79" style:font-name="Calibri Light" fo:font-size="12pt" style:font-size-asian="12pt" style:font-size-complex="12pt"/>
    </style:style>
    <style:style style:name="T5" style:family="text">
      <style:text-properties fo:color="#1f4e79" style:font-name="Calibri Light" fo:font-size="12pt" fo:font-weight="bold" style:font-size-asian="12pt" style:font-weight-asian="bold" style:font-size-complex="12pt"/>
    </style:style>
    <style:style style:name="T6" style:family="text">
      <style:text-properties fo:color="#1f4e79" style:font-name="Calibri Light" fo:font-size="14pt" fo:language="is" fo:country="IS" fo:font-weight="bold" style:font-size-asian="14pt" style:font-weight-asian="bold" style:font-size-complex="12pt"/>
    </style:style>
    <style:style style:name="T7" style:family="text">
      <style:text-properties fo:color="#1f4e79" fo:language="is" fo:country="IS"/>
    </style:style>
    <style:style style:name="T8" style:family="text">
      <style:text-properties fo:color="#1f4e79" fo:language="is" fo:country="IS" fo:font-weight="bold" style:font-weight-asian="bold"/>
    </style:style>
    <style:style style:name="T9" style:family="text">
      <style:text-properties fo:font-style="italic" style:font-style-asian="italic"/>
    </style:style>
    <style:style style:name="T10" style:family="text">
      <style:text-properties fo:font-style="italic" style:text-underline-style="none" style:font-style-asian="italic"/>
    </style:style>
    <style:style style:name="T11" style:family="text">
      <style:text-properties fo:font-style="normal" style:font-style-asian="normal" style:font-style-complex="normal"/>
    </style:style>
    <style:style style:name="T1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89773661026510188" text:style-name="Outline">
        <text:list-item>
          <text:list>
            <text:list-item>
              <text:h text:style-name="P22" text:outline-level="2"><text:bookmark text:name="_GoBack"/><text:span text:style-name="T1">Umsókn til þróunarsjóðs</text:span><text:span text:style-name="T2"> <text:s text:c="46"/><text:tab/><text:tab/><text:tab/></text:span><text:span text:style-name="T3">Vor 2017</text:span></text:h>
            </text:list-item>
            <text:list-item>
              <text:h text:style-name="P19" text:outline-level="2">Styrkir til hagnýtra rannsóknaverkefna</text:h>
            </text:list-item>
          </text:list>
        </text:list-item>
      </text:list>
      <text:p text:style-name="P2"/>
      <text:p text:style-name="P8">Verkefnislýsing</text:p>
      <text:p text:style-name="P2"/>
      <text:p text:style-name="P2">Heiti aðalumsækjenda: <text:s/>Andri Valur Guðjohnsen &amp; Nicola Palandt</text:p>
      <text:p text:style-name="P2"/>
      <text:p text:style-name="Standard"><text:span text:style-name="T5">Heiti verkefnis: <text:s text:c="2"/></text:span><text:span text:style-name="T6">Biosynthesis of vanillin in brewer's yeast</text:span></text:p>
      <text:p text:style-name="P5"/>
      <text:p text:style-name="P5"/>
      <text:list xml:id="list153814921554882" text:continue-numbering="true" text:style-name="Outline">
        <text:list-item>
          <text:list>
            <text:list-item>
              <text:h text:style-name="P20" text:outline-level="2"/>
            </text:list-item>
            <text:list-item>
              <text:h text:style-name="P20" text:outline-level="2"/>
            </text:list-item>
            <text:list-item>
              <text:h text:style-name="P20" text:outline-level="2"/>
            </text:list-item>
            <text:list-item>
              <text:h text:style-name="P20" text:outline-level="2"/>
            </text:list-item>
            <text:list-item>
              <text:h text:style-name="P20" text:outline-level="2">Leiðbeiningar</text:h>
            </text:list-item>
          </text:list>
        </text:list-item>
      </text:list>
      <text:p text:style-name="P3"/>
      <text:p text:style-name="P11">Vinsamlegast hafið eftirfarandi atriði í huga við gerð verkefnislýsingar</text:p>
      <text:p text:style-name="P3"/>
      <text:p text:style-name="P3">Umsækjandi þarf að svara öllum liðum hér að neðan, að öðrum kosti er hætta á að umsókn verði vísað frá. </text:p>
      <text:p text:style-name="P3"/>
      <text:p text:style-name="P3">Þar sem stendur „Texti“ er hægt að skrifa texta, líma inn myndir eða gera töflur. </text:p>
      <text:p text:style-name="P3"/>
      <text:p text:style-name="Standard"><text:span text:style-name="T7">Umsóknin má ekki vera lengri en </text:span><text:span text:style-name="T8">3 blaðsíður</text:span><text:span text:style-name="T7"> á lengd að frátalinni forsíðu og heimildaskrá. Ekki er leyfilegt að breyta spássíu breidd í skjalinu. Nota skal leturstærð að lágmarki 11 punktar. Umsækjendur eru hvattir til að senda inn umsókn á PDF formi og yfirfara vel blaðsíðufjölda áður en umsókn er send inn. </text:span></text:p>
      <text:p text:style-name="P3"/>
      <text:p text:style-name="P3"/>
      <text:p text:style-name="P3"/>
      <text:p text:style-name="P3"/>
      <text:p text:style-name="P1"/>
      <text:p text:style-name="P1"/>
      <text:p text:style-name="P1"/>
      <text:p text:style-name="P1"/>
      <text:h text:style-name="P18" text:outline-level="1"/>
      <text:h text:style-name="P18" text:outline-level="1"/>
      <text:h text:style-name="P18" text:outline-level="1"><text:soft-page-break/>1. Lýsing á verkefninu og samstarfi</text:h>
      <text:p text:style-name="P4"/>
      <text:p text:style-name="P7"><text:span text:style-name="T4">1.1. </text:span><text:span text:style-name="T5">Lýsið verkefninu og markmiðum þess.</text:span><text:span text:style-name="T4"> </text:span></text:p>
      <text:p text:style-name="P6"/>
      <text:p text:style-name="P6"><text:s text:c="4"/><text:span text:style-name="T11">In our project we will use genetically enhance the organism saccharomyces cerevisiae in silico so that it will produce Vanillin. The main carbon energy source that will be use is glycerol. The goal of the project is to increase the amount of vanillin that can be created from genetically mutated yeast in hopes that it will replace the alternatives that are environment damaging. There are computer models of saccharomyces cerevisiae that we will use to optimize the yield of vanillin.</text:span></text:p>
      <text:p text:style-name="Standard"/>
      <text:p text:style-name="Standard"/>
      <text:p text:style-name="P10">1.2. Gerið grein fyrir stöðu þekkingar (e: State of the Art) á Íslandi og erlendis á þeim sviðum er verkefnið nær til.</text:p>
      <text:p text:style-name="P6"/>
      <text:p text:style-name="P15"><text:s text:c="4"/>Vanillin is the most widely used and the most expensive flavor in the world. Food companies do not only use vanillin to add flavor to their products, but also to enhance perception of sweetness and other flavors like chocolate, coffee, fruit and nuts. Vanillin is also used in perfumes and pharmaceuticals. </text:p>
      <text:p text:style-name="P15"><text:s text:c="4"/>It is generally agreed that vanillin is a product of the phenylpropanoid pathway from L-phenylalanine[1]. This pathway has already been added to brewer's yeast to make it produce vanillin[2] but it is still to expensive to compete against vanillin created from lignin. Even though it is relatively cheap to produce vanillin from lignin, it is not considered to be environment friendly since by-products of this process need have <text:s/>a strong base that later needs to be neutralized with <text:s/>strong acids.</text:p>
      <text:p text:style-name="P15"><text:s text:c="4"/>Gen9 is a company that has been researching the production of vanillin within yeast. They suggest adding three genes to the yeast from three different organisms – a dung mold, a bacterium, and humans[3]</text:p>
      <text:p text:style-name="P6"/>
      <text:p text:style-name="Standard"/>
      <text:p text:style-name="P17">1.3. Gerið grein fyrir hvernig verkefnið getur bætt við núverandi þekkingu á viðkomandi sviði.</text:p>
      <text:p text:style-name="P6"/>
      <text:p text:style-name="P15"><text:s text:c="4"/>Making vanillin from yeast has already been accomplished, but we will try to take it further than that. By introducing glycerol as a carbon source we will be a step closer to eliminating the crude glycerol problems in the world, but crude glycerol is a by-product from the creation of bio diesel. The low prices of glycerol reflect the amount of excess glycerol in the world, making it a desirable starting chemical.<text:line-break/> <text:s text:c="3"/>We will possibly have to refine current computer models of saccharomyces cerevisiae so that it better represents the way it actually is. The models are already pretty good but some information regarding directions of flux in chemical reactions might be incorrect, so by correcting it we will end up with a better model for everyone.</text:p>
      <text:p text:style-name="P15"><text:s text:c="4"/>This project will lay down groundwork for creating chemicals related to vanillin such as ethyl vanillin which is more expensive.</text:p>
      <text:p text:style-name="P15"/>
      <text:p text:style-name="P6"/>
      <text:p text:style-name="P6"/>
      <text:p text:style-name="P6"/>
      <text:p text:style-name="P6"/>
      <text:p text:style-name="P6"/>
      <text:p text:style-name="P6"/>
      <text:p text:style-name="P6"><text:soft-page-break/></text:p>
      <text:p text:style-name="P6"/>
      <text:p text:style-name="P6"/>
      <text:h text:style-name="P18" text:outline-level="1">2. Nýnæmi</text:h>
      <text:p text:style-name="P1"/>
      <text:p text:style-name="P10">2.1. Lýsið nýnæmi verkefnisins og á hvaða hátt verkefnið hefur hagnýtanlegt gildi. Hvernig getur verkefnið leitt til þróunar á vöru, framleiðsluferli eða þjónustu á markaði.</text:p>
      <text:p text:style-name="P15">With this research we will lay down the groundwork for actually creating a yeast that can produce vanillin cheap enough that might can replace more environmentally harmful alternatives. This project could also develop into the production of ethyl vanillin, and other related chemicals wich is more expensive and also used in food products.</text:p>
      <text:p text:style-name="P6"/>
      <text:p text:style-name="Standard"/>
      <text:p text:style-name="P10">2.2. Hvaða tæknilegar og hönnunarlegar áskoranir eru fólgnar í verkefninu.</text:p>
      <text:p text:style-name="P15"><text:s text:c="4"/>We have a computer model of brewer's yeast at our disposal, but it is quiet possible it needs refinement. We will need to see if is any recent research that has confirmed the flux directions of some chemical reactions. With a more accurate model, we will get more accurate results.</text:p>
      <text:p text:style-name="P15"><text:s text:c="4"/>We will have to create algorithms that will identify chemical reactions, that do not already existing in our organism, that will further increase the amount of vanillin created by our yeast. To do this we would need a database of all known reactions, and the genes responsible for creating the enzymes for these reactions. With such a database at our disposal we could theoretically find the perfect combination of reactions to maximize the amount of vanillin within our organism.</text:p>
      <text:p text:style-name="Standard"/>
      <text:list xml:id="list1202033201942591395" text:style-name="Outline">
        <text:list-item>
          <text:list>
            <text:list-item>
              <text:h text:style-name="P21" text:outline-level="2">3. Markaður – Framtíðarsýn</text:h>
            </text:list-item>
          </text:list>
        </text:list-item>
      </text:list>
      <text:p text:style-name="Standard"/>
      <text:p text:style-name="P10">3.1. Gerið grein fyrir þeim fjárhagslegum verðmætum sem afurðin getur skapað á markaði. </text:p>
      <text:p text:style-name="P14"/>
      <text:p text:style-name="P16"><text:s text:c="4"/>The demand from emergin economies such as India, China, Thailand, Malaysia, Japan, and indonesia for vaillin is fueling the growth of the global vanillin market. The global vanillin market is expected to expand at a healthy CAGR (compount annual growth rate) of around 7-10% during the forecast period of 2016 to 2025, due to growth in end-use induestries such as food &amp; beverages and pharmaceuticals [4].</text:p>
      <text:p text:style-name="P15"><text:span text:style-name="T12"><text:s text:c="4"/></text:span>The price for synthesized vanillin is around <text:s/>10 USD per kg [5], while price of crude glycerol is between 190 and 200 USD per ton[6]. There is a large demand for synthesized vanillin since natural vanillin is only able to account for roughly 1% of the total vanillin demand[5].</text:p>
      <text:p text:style-name="P15"><text:s text:c="4"/>Some there is some discussion about that biosynthesed products should be not be stamped with the same stamp as other synthesized products since they usually have a lot more harmful by-products. This discussion is pressuring the food industries to use more environmental friendly resources, making the future of bio synthesized a sustainable one.</text:p>
      <text:p text:style-name="P6"><text:s text:c="2"/></text:p>
      <text:p text:style-name="P6"/>
      <text:p text:style-name="P6"/>
      <text:p text:style-name="P6"/>
      <text:p text:style-name="P6"><text:soft-page-break/></text:p>
      <text:p text:style-name="P6"/>
      <text:p text:style-name="P6"/>
      <text:p text:style-name="P6"/>
      <text:p text:style-name="P6"/>
      <text:h text:style-name="P18" text:outline-level="1">4. Heimildaskrá</text:h>
      <text:p text:style-name="Standard"/>
      <text:p text:style-name="Standard">[1] <text:a xlink:type="simple" xlink:href="https://digital.library.unt.edu/ark:/67531/metadc279692/m2/1/high_res_d/Dixon%20vanillin%202011.pdf" text:style-name="Internet_20_link" text:visited-style-name="Visited_20_Internet_20_Link">https://digital.library.unt.edu/ark:/67531/metadc279692/m2/1/high_res_d/Dixon%20vanillin%202011.pdf</text:a></text:p>
      <text:p text:style-name="Standard"/>
      <text:p text:style-name="Standard">[2] <text:a xlink:type="simple" xlink:href="http://aem.asm.org/content/75/9/2765.full?view=long&amp;pmid=19286778" text:style-name="Internet_20_link" text:visited-style-name="Visited_20_Internet_20_Link">http://aem.asm.org/content/75/9/2765.full?view=long&amp;pmid=19286778</text:a></text:p>
      <text:p text:style-name="Standard"/>
      <text:p text:style-name="Standard">[3] <text:a xlink:type="simple" xlink:href="https://www.wired.com/2015/03/microbes-taste-makers-future/" text:style-name="Internet_20_link" text:visited-style-name="Visited_20_Internet_20_Link">https://www.wired.com/2015/03/microbes-taste-makers-future/</text:a></text:p>
      <text:p text:style-name="Standard"/>
      <text:p text:style-name="Standard">[4] http://www.mynewsdesk.com/us/future-market-insights/pressreleases/impact-of-existing-and-emerging-vanillin-market-trends-and-forecast-2015-2025-1545225</text:p>
      <text:p text:style-name="Standard"/>
      <text:p text:style-name="Standard">[5] <text:a xlink:type="simple" xlink:href="http://cen.acs.org/articles/94/i36/problem-vanilla.html" text:style-name="Internet_20_link" text:visited-style-name="Visited_20_Internet_20_Link">http://cen.acs.org/articles/94/i36/problem-vanilla.html</text:a></text:p>
      <text:p text:style-name="Standard"/>
      <text:p text:style-name="Standard">[6] <text:a xlink:type="simple" xlink:href="https://www.icis.com/resources/news/2016/09/08/10032327/asia-crude-glycerine-market-in-stand-off-some-sellers-keep-offers/" text:style-name="Internet_20_link" text:visited-style-name="Visited_20_Internet_20_Link">https://www.icis.com/resources/news/2016/09/08/10032327/asia-crude-glycerine-market-in-stand-off-some-sellers-keep-offers/</text: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is" fo:country="IS" style:font-name-asian="SimSun"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4917in" style:writing-mode="page"/>
      <style:text-properties style:use-window-font-color="true" style:font-name="Calibri" fo:font-size="11pt" fo:language="is" fo:country="IS" style:font-name-asian="SimSun"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loext:contextual-spacing="false" fo:line-height="100%" fo:orphans="2" fo:widows="2" style:writing-mode="lr-tb"/>
      <style:text-properties style:use-window-font-color="true" fo:language="en" fo:country="US" style:language-complex="en" style:country-complex="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Outline" style:class="text">
      <style:paragraph-properties fo:margin-top="0.4165in" fo:margin-bottom="0.0555in" loext:contextual-spacing="false" fo:padding-left="0in" fo:padding-right="0in" fo:padding-top="0in" fo:padding-bottom="0.0138in" fo:border-left="none" fo:border-right="none" fo:border-top="none" fo:border-bottom="1.5pt solid #2e74b5"/>
      <style:text-properties fo:color="#2e74b5" style:font-name="Calibri Light" fo:font-family="'Calibri Light'" style:font-family-generic="roman" style:font-pitch="variable" fo:font-size="12pt" fo:font-weight="bold" style:font-size-asian="12pt"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0555in" loext:contextual-spacing="false" fo:padding-left="0in" fo:padding-right="0in" fo:padding-top="0in" fo:padding-bottom="0.0138in" fo:border-left="none" fo:border-right="none" fo:border-top="none" fo:border-bottom="0.99pt solid #5b9bd5"/>
      <style:text-properties fo:color="#2e74b5" style:font-name="Calibri Light" fo:font-family="'Calibri Light'" style:font-family-generic="roman" style:font-pitch="variable" fo:font-size="12pt" style:font-size-asian="12pt" style:font-size-complex="12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2pt" fo:language="en" fo:country="US" fo:font-weight="bold" style:font-size-asian="12pt" style:font-weight-asian="bold" style:font-size-complex="12pt" style:language-complex="en" style:country-complex="US" style:font-weight-complex="bold"/>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2pt" fo:language="en" fo:country="US" style:font-size-asian="12pt" style:font-size-complex="12pt" style:language-complex="en" style:country-complex="US"/>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language-complex="en" style:country-complex="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1" text:start-value="3">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Óttar Rolfsson</meta:initial-creator>
    <meta:editing-cycles>5</meta:editing-cycles>
    <meta:creation-date>2016-03-07T11:33:00</meta:creation-date>
    <dc:date>2017-03-14T15:38:10.745114494</dc:date>
    <meta:editing-duration>PT6H43M59S</meta:editing-duration>
    <meta:generator>LibreOffice/5.0.6.2$Linux_X86_64 LibreOffice_project/00m0$Build-2</meta:generator>
    <meta:document-statistic meta:table-count="0" meta:image-count="0" meta:object-count="0" meta:page-count="4" meta:paragraph-count="39" meta:word-count="979" meta:character-count="6632" meta:non-whitespace-character-count="55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